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652777777778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82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float" office:value="9.1027749999999994" table:style-name="ce3">
            <text:p>9.102775</text:p>
          </table:table-cell>
          <table:table-cell table:number-columns-repeated="16382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float" office:value="9.1029710000000001" table:style-name="ce3">
            <text:p>9.102971</text:p>
          </table:table-cell>
          <table:table-cell table:number-columns-repeated="16382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float" office:value="9.0967319999999994" table:style-name="ce3">
            <text:p>9.096732</text:p>
          </table:table-cell>
          <table:table-cell table:number-columns-repeated="16382"/>
        </table:table-row>
        <table:table-row table:style-name="ro1">
          <table:table-cell office:value-type="float" office:value="0.125" table:style-name="ce3">
            <text:p>0.125</text:p>
          </table:table-cell>
          <table:table-cell office:value-type="float" office:value="22.658197999999999" table:style-name="ce3">
            <text:p>22.658198</text:p>
          </table:table-cell>
          <table:table-cell table:number-columns-repeated="16382"/>
        </table:table-row>
        <table:table-row table:style-name="ro1">
          <table:table-cell office:value-type="float" office:value="0.125" table:style-name="ce3">
            <text:p>0.125</text:p>
          </table:table-cell>
          <table:table-cell office:value-type="float" office:value="22.882701000000001" table:style-name="ce3">
            <text:p>22.882701</text:p>
          </table:table-cell>
          <table:table-cell table:number-columns-repeated="16382"/>
        </table:table-row>
        <table:table-row table:style-name="ro1">
          <table:table-cell office:value-type="float" office:value="0.125" table:style-name="ce3">
            <text:p>0.125</text:p>
          </table:table-cell>
          <table:table-cell office:value-type="float" office:value="22.830106000000001" table:style-name="ce3">
            <text:p>22.830106</text:p>
          </table:table-cell>
          <table:table-cell table:number-columns-repeated="16382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77.690938000000003" table:style-name="ce3">
            <text:p>77.690938</text:p>
          </table:table-cell>
          <table:table-cell table:number-columns-repeated="16382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75.064286999999993" table:style-name="ce3">
            <text:p>75.064287</text:p>
          </table:table-cell>
          <table:table-cell table:number-columns-repeated="16382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80.320071999999996" table:style-name="ce3">
            <text:p>80.320072</text:p>
          </table:table-cell>
          <table:table-cell table:number-columns-repeated="16382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197.03014899999999" table:style-name="ce3">
            <text:p>197.030149</text:p>
          </table:table-cell>
          <table:table-cell table:number-columns-repeated="16382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197.390646" table:style-name="ce3">
            <text:p>197.390646</text:p>
          </table:table-cell>
          <table:table-cell table:number-columns-repeated="16382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196.477779" table:style-name="ce3">
            <text:p>196.477779</text:p>
          </table:table-cell>
          <table:table-cell table:number-columns-repeated="16382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388.543543" table:style-name="ce3">
            <text:p>388.543543</text:p>
          </table:table-cell>
          <table:table-cell table:number-columns-repeated="16382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382.67299200000002" table:style-name="ce3">
            <text:p>382.672992</text:p>
          </table:table-cell>
          <table:table-cell table:number-columns-repeated="16382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378.27337199999999" table:style-name="ce3">
            <text:p>378.273372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844.93752099999995" table:style-name="ce3">
            <text:p>844.937521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799.80493200000001" table:style-name="ce3">
            <text:p>799.804932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799.69575199999997" table:style-name="ce3">
            <text:p>799.695752</text:p>
          </table:table-cell>
          <table:table-cell table:number-columns-repeated="16382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1996.3672240000001" table:style-name="ce3">
            <text:p>1996.367224</text:p>
          </table:table-cell>
          <table:table-cell table:number-columns-repeated="16382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1987.8437019999999" table:style-name="ce3">
            <text:p>1987.843702</text:p>
          </table:table-cell>
          <table:table-cell table:number-columns-repeated="16382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1969.8420719999999" table:style-name="ce3">
            <text:p>1969.842072</text:p>
          </table:table-cell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3901.9778799999999" table:style-name="ce3">
            <text:p>3901.97788</text:p>
          </table:table-cell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3786.6928670000002" table:style-name="ce3">
            <text:p>3786.692867</text:p>
          </table:table-cell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3762.2910019999999" table:style-name="ce3">
            <text:p>3762.291002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8</meta:generator>
    <meta:initial-creator>Lenovo</meta:initial-creator>
    <dc:creator>Julius Albert</dc:creator>
    <meta:creation-date>2015-06-05T18:19:34Z</meta:creation-date>
    <dc:date>2024-06-15T08:43:43Z</dc:date>
    <meta:editing-duration>PT0S</meta:editing-duration>
  </office:meta>
</office:document-meta>
</file>